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B1000000FC367EC0AD3555482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a292e"/>
    </style:style>
    <style:style style:name="P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aa292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4" style:family="paragraph" style:parent-style-name="Standard">
      <style:text-properties fo:font-size="2pt" style:font-size-asian="2pt" style:font-size-complex="2pt"/>
    </style:style>
    <style:style style:name="P25" style:family="paragraph" style:parent-style-name="Standard">
      <style:text-properties officeooo:paragraph-rsid="006432c5"/>
    </style:style>
    <style:style style:name="P26" style:family="paragraph" style:parent-style-name="Standard">
      <style:text-properties officeooo:rsid="005460a5" officeooo:paragraph-rsid="005460a5"/>
    </style:style>
    <style:style style:name="P27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30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31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" style:family="text">
      <style:text-properties style:text-position="-5% 100%" fo:font-size="9pt" fo:letter-spacing="-0.012cm" style:font-size-asian="9pt" style:font-size-complex="9pt"/>
    </style:style>
    <style:style style:name="T6" style:family="text">
      <style:text-properties style:text-position="-6% 100%" fo:font-style="normal" style:font-style-asian="normal" style:font-style-complex="normal"/>
    </style:style>
    <style:style style:name="T7" style:family="text">
      <style:text-properties officeooo:rsid="00105b3d"/>
    </style:style>
    <style:style style:name="T8" style:family="text">
      <style:text-properties fo:color="#221f1f"/>
    </style:style>
    <style:style style:name="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0" style:family="text">
      <style:text-properties fo:color="#221f1f" style:font-name="Lucida Sans" style:font-name-complex="Lucida Sans"/>
    </style:style>
    <style:style style:name="T11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1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19" style:family="text">
      <style:text-properties fo:color="#221f1f" style:text-position="-5% 100%" fo:font-size="9pt" style:font-size-asian="9pt" style:font-size-complex="9pt"/>
    </style:style>
    <style:style style:name="T20" style:family="text">
      <style:text-properties fo:letter-spacing="-0.007cm"/>
    </style:style>
    <style:style style:name="T21" style:family="text">
      <style:text-properties fo:letter-spacing="-0.007cm" officeooo:rsid="003bb9d8"/>
    </style:style>
    <style:style style:name="T22" style:family="text">
      <style:text-properties officeooo:rsid="009e887c"/>
    </style:style>
    <style:style style:name="T23" style:family="text">
      <style:text-properties officeooo:rsid="00b0cb13"/>
    </style:style>
    <style:style style:name="T24" style:family="text">
      <style:text-properties fo:font-size="10pt" officeooo:rsid="00b0cb13" style:font-size-asian="10pt" style:font-size-complex="10pt"/>
    </style:style>
    <style:style style:name="T25" style:family="text">
      <style:text-properties fo:font-size="10pt" fo:font-weight="bold" officeooo:rsid="00b0cb13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0">Impuesto:</text:p>
          </table:table-cell>
          <table:table-cell table:style-name="Tabla4.A1" office:value-type="string">
            <text:p text:style-name="P29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30">Régimen / <text:span text:style-name="T22">Descripción</text:span>:</text:p>
          </table:table-cell>
          <table:table-cell table:style-name="Tabla4.A1" office:value-type="string">
            <text:p text:style-name="P29"><text:placeholder text:placeholder-type="text">&lt;o.communication&gt;</text:placeholder></text:p>
          </table:table-cell>
        </table:table-row>
        <table:table-row table:style-name="Tabla4.1">
          <table:table-cell table:style-name="Tabla4.A1" office:value-type="string">
            <text:p text:style-name="P30">Comprobante que origina la retención:</text:p>
          </table:table-cell>
          <table:table-cell table:style-name="Tabla4.A1" office:value-type="string">
            <text:p text:style-name="P29"><text:placeholder text:placeholder-type="text">&lt;o.payment_group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30">Monto del comprobante que origina la retención:</text:p>
          </table:table-cell>
          <table:table-cell table:style-name="Tabla4.A1" office:value-type="string">
            <text:p text:style-name="P29"><text:placeholder text:placeholder-type="text">&lt;formatLang(o.withholding_base_amount)&gt;</text:placeholder></text:p>
          </table:table-cell>
        </table:table-row>
        <table:table-row table:style-name="Tabla4.1">
          <table:table-cell table:style-name="Tabla4.A1" office:value-type="string">
            <text:p text:style-name="P30">Monto de la retención:</text:p>
          </table:table-cell>
          <table:table-cell table:style-name="Tabla4.A1" office:value-type="string">
            <text:p text:style-name="P29"><text:placeholder text:placeholder-type="text">&lt;formatLang(o.amount)&gt;</text:placeholder></text:p>
          </table:table-cell>
        </table:table-row>
      </table:table>
      <text:p text:style-name="P26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0.706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a292e"/>
    </style:style>
    <style:style style:name="MP18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aa292e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2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text-properties fo:font-size="2pt" style:font-size-asian="2pt" style:font-size-complex="2pt"/>
    </style:style>
    <style:style style:name="MP24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26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fo:color="#221f1f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1" style:family="text">
      <style:text-properties fo:color="#221f1f" style:font-name="Lucida Sans" fo:font-size="9pt" style:font-size-asian="9pt" style:font-name-complex="Lucida Sans" style:font-size-complex="9pt"/>
    </style:style>
    <style:style style:name="M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6" style:family="text">
      <style:text-properties fo:color="#221f1f" style:text-position="-5% 100%" fo:font-size="9pt" style:font-size-asian="9pt" style:font-size-complex="9pt"/>
    </style:style>
    <style:style style:name="M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18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1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0" style:family="text">
      <style:text-properties style:text-position="-5% 100%" fo:font-size="9pt" fo:letter-spacing="-0.012cm" style:font-size-asian="9pt" style:font-size-complex="9pt"/>
    </style:style>
    <style:style style:name="MT2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2" style:family="text">
      <style:text-properties fo:font-size="10pt" fo:font-weight="bold" officeooo:rsid="00b0cb13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<text:s/>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<text:s/>- </text:span><text:span text:style-name="MT2"><text:placeholder text:placeholder-type="text">&lt;company.partner_id.state_id.name&gt;</text:placeholder></text:span><text:span text:style-name="MT2"><text:s/>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afip_responsability_type_id.name&gt;</text:placeholder></text:span></text:p>
              <text:p text:style-name="MP7"><text:span text:style-name="MT4">CUIT</text:span>: <text:span text:style-name="MT5"><text:text-input text:description="&lt;company.partner_id.commercial_partner_id.cuit&gt;">20-31393297-9</text:text-input></text:span></text:p>
              <text:p text:style-name="MP8"><text:span text:style-name="MT4">Ing. Brutos</text:span>: <text:text-input text:description="&lt;company.partner_id.gross_income_number&gt;">EXENTO</text:text-input></text:p>
              <text:p text:style-name="MP9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CERTIFICADO DE RETENCIÓN</text:p>
              <text:p text:style-name="MP11"><text:span text:style-name="MT6">Nº: </text:span><text:span text:style-name="MT7"><text:text-input text:description="&lt;o.withholding_number or o.name&gt;">number</text:text-input></text:span></text:p>
              <text:p text:style-name="MP12"><text:span text:style-name="MT8">Fecha</text:span><text:span text:style-name="MT9">: </text:span><text:span text:style-name="MT9"><text:text-input text:description="&lt;formatLang(o.payment_date,date='true')&gt;">DD/MM/YYYY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3"><text:s/></text:p>
              <text:p text:style-name="MP14"><text:span text:style-name="MT10">Cliente</text:span><text:span text:style-name="MT11">:</text:span><text:span text:style-name="MT12"> </text:span><text:span text:style-name="MT13"><text:placeholder text:placeholder-type="text">&lt;o.partner_id.commercial_partner_id.name&gt;</text:placeholder></text:span></text:p>
              <text:p text:style-name="MP15"/>
              <text:p text:style-name="MP16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  <text:p text:style-name="MP17"><text:span text:style-name="MT17">Cond IVA</text:span><text:span text:style-name="MT11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18"><text:span text:style-name="MT18"><text:text-input text:description="&lt;o.partner_id.commercial_partner_id.main_id_category_id.code&gt;">CUIT</text:text-input></text:span><text:span text:style-name="MT19">:</text:span><text:span text:style-name="MT20"> </text:span><text:span text:style-name="MT20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19"/>
              <text:p text:style-name="MP20"><text:span text:style-name="MT21">Teléfono</text:span><text:span text:style-name="MT11">:</text:span><text:span text:style-name="MT12"> </text:span><text:span text:style-name="MT13"><text:placeholder text:placeholder-type="text">&lt;o.partner_id.commercial_partner_id.phone&gt;</text:placeholder></text:span></text:p>
              <text:p text:style-name="MP21"/>
              <text:p text:style-name="MP20"><text:span text:style-name="MT21">Mail</text:span><text:span text:style-name="MT11">:</text:span><text:span text:style-name="MT12"> </text:span><draw:frame draw:style-name="Mfr1" draw:name="Imagen1" text:anchor-type="char" svg:x="2.963cm" svg:y="16.833cm" svg:width="3.747cm" svg:height="5.334cm" draw:z-index="0"><draw:image xlink:href="Pictures/10000201000000B1000000FC367EC0AD3555482E.png" xlink:type="simple" xlink:show="embed" xlink:actuate="onLoad" loext:mime-type="image/png"/></draw:frame><text:span text:style-name="MT13"><text:placeholder text:placeholder-type="text">&lt;o.partner_id.commercial_partner_id.email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22">Datos de la retención practicada</text:p>
            </table:table-cell>
          </table:table-row>
        </table:table>
        <text:p text:style-name="MP23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4"/>
            </table:table-cell>
            <table:table-cell table:style-name="Table2.B1" office:value-type="string">
              <text:p text:style-name="MP25"/>
            </table:table-cell>
          </table:table-row>
          <table:table-row table:style-name="Table2.1">
            <table:table-cell table:style-name="Table2.A1" office:value-type="string">
              <text:p text:style-name="MP24">Nombre y Apellido Firmante: <text:span text:style-name="MT22">Agustin Battistino</text:span></text:p>
              <text:p text:style-name="MP24">Cargo: <text:span text:style-name="MT22">Presidente</text:span></text:p>
            </table:table-cell>
            <table:table-cell table:style-name="Table2.B1" office:value-type="string">
              <text:p text:style-name="MP25">________________________________________________</text:p>
              <text:p text:style-name="MP25">Firma Responsable</text:p>
            </table:table-cell>
          </table:table-row>
        </table:table>
        <text:p text:style-name="MP26"/>
        <text:p text:style-name="MP26"/>
        <text:p text:style-name="MP2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29T11:35:25.758824245</dc:date>
    <meta:editing-duration>P2DT6H43M11S</meta:editing-duration>
    <meta:editing-cycles>401</meta:editing-cycles>
    <meta:generator>LibreOffice/6.4.6.2$Linux_X86_64 LibreOffice_project/40$Build-2</meta:generator>
    <meta:document-statistic meta:table-count="5" meta:image-count="1" meta:object-count="0" meta:page-count="1" meta:paragraph-count="36" meta:word-count="108" meta:character-count="1282" meta:non-whitespace-character-count="1229"/>
  </office:meta>
</office:document-meta>
</file>